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9.324cm" svg:y="0.817cm">
            <draw:object draw:notify-on-update-of-ranges="Лист1.A1:Лист1.A1 Лист1.A2:Лист1.A8 Лист1.B1:Лист1.B1 Лист1.B2:Лист1.B8 Лист1.C1:Лист1.C1 Лист1.C2:Лист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ou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086" calcext:value-type="float">
            <text:p>0,00000086</text:p>
          </table:table-cell>
          <table:table-cell office:value-type="float" office:value="0.00000101" calcext:value-type="float">
            <text:p>0,00000101</text:p>
          </table:table-cell>
          <table:table-cell/>
        </table:table-row>
        <table:table-row table:style-name="ro1">
          <table:table-cell table:formula="of:=[.A2] * 10" office:value-type="float" office:value="100" calcext:value-type="float">
            <text:p>100</text:p>
          </table:table-cell>
          <table:table-cell table:number-columns-repeated="2" office:value-type="float" office:value="0.00000929" calcext:value-type="float">
            <text:p>0,00000929</text:p>
          </table:table-cell>
          <table:table-cell/>
        </table:table-row>
        <table:table-row table:style-name="ro1">
          <table:table-cell table:formula="of:=[.A3] * 10" office:value-type="float" office:value="1000" calcext:value-type="float">
            <text:p>1000</text:p>
          </table:table-cell>
          <table:table-cell office:value-type="float" office:value="0.0001188" calcext:value-type="float">
            <text:p>0,0001188</text:p>
          </table:table-cell>
          <table:table-cell office:value-type="float" office:value="0.00012547" calcext:value-type="float">
            <text:p>0,00012547</text:p>
          </table:table-cell>
          <table:table-cell/>
        </table:table-row>
        <table:table-row table:style-name="ro1">
          <table:table-cell table:formula="of:=[.A4] * 10" office:value-type="float" office:value="10000" calcext:value-type="float">
            <text:p>10000</text:p>
          </table:table-cell>
          <table:table-cell office:value-type="float" office:value="0.00139052" calcext:value-type="float">
            <text:p>0,00139052</text:p>
          </table:table-cell>
          <table:table-cell office:value-type="float" office:value="0.00152371" calcext:value-type="float">
            <text:p>0,00152371</text:p>
          </table:table-cell>
          <table:table-cell/>
        </table:table-row>
        <table:table-row table:style-name="ro1">
          <table:table-cell table:formula="of:=[.A5] * 10" office:value-type="float" office:value="100000" calcext:value-type="float">
            <text:p>100000</text:p>
          </table:table-cell>
          <table:table-cell office:value-type="float" office:value="0.006238" calcext:value-type="float">
            <text:p>0,006238</text:p>
          </table:table-cell>
          <table:table-cell office:value-type="float" office:value="0.00640066" calcext:value-type="float">
            <text:p>0,00640066</text:p>
          </table:table-cell>
          <table:table-cell/>
        </table:table-row>
        <table:table-row table:style-name="ro1">
          <table:table-cell table:formula="of:=[.A6] * 10" office:value-type="float" office:value="1000000" calcext:value-type="float">
            <text:p>1000000</text:p>
          </table:table-cell>
          <table:table-cell office:value-type="float" office:value="0.07051532" calcext:value-type="float">
            <text:p>0,07051532</text:p>
          </table:table-cell>
          <table:table-cell office:value-type="float" office:value="0.0766278" calcext:value-type="float">
            <text:p>0,0766278</text:p>
          </table:table-cell>
          <table:table-cell/>
        </table:table-row>
        <table:table-row table:style-name="ro1">
          <table:table-cell table:formula="of:=[.A7] * 10" office:value-type="float" office:value="10000000" calcext:value-type="float">
            <text:p>10000000</text:p>
          </table:table-cell>
          <table:table-cell office:value-type="float" office:value="0.81192173" calcext:value-type="float">
            <text:p>0,81192173</text:p>
          </table:table-cell>
          <table:table-cell office:value-type="float" office:value="0.88521226" calcext:value-type="float">
            <text:p>0,88521226</text:p>
          </table:table-cell>
          <table:table-cell/>
        </table:table-row>
        <table:table-row table:style-name="ro1" table:number-rows-repeated="25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3:56:11.753438524</meta:creation-date>
    <dc:date>2024-10-05T14:17:08.843369340</dc:date>
    <meta:editing-duration>PT10M31S</meta:editing-duration>
    <meta:editing-cycles>1</meta:editing-cycles>
    <meta:document-statistic meta:table-count="1" meta:cell-count="23" meta:object-count="1"/>
    <meta:generator>LibreOffice/24.2.5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952cm" style:legend-expansion="high" chart:style-name="ch2"/>
        <chart:plot-area chart:style-name="ch3" table:cell-range-address="Лист1.A1:Лист1.C8" chart:data-source-has-labels="both" svg:x="0.32cm" svg:y="0.18cm" svg:width="13.54cm" svg:height="8.64cm">
          <chart:coordinate-region svg:x="1.047cm" svg:y="0.379cm" svg:width="12.057cm" svg:height="7.794cm"/>
          <chart:axis chart:dimension="x" chart:name="primary-x" chart:style-name="ch4" chartooo:axis-type="auto">
            <chartooo:date-scale/>
            <chart:categories table:cell-range-address="Лист1.A2:Лист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8" chart:label-cell-address="Лист1.B1:Лист1.B1" chart:class="chart:line">
            <chart:data-point chart:repeated="7"/>
          </chart:series>
          <chart:series chart:style-name="ch7" chart:values-cell-range-address="Лист1.C2:Лист1.C8" chart:label-cell-address="Лист1.C1:Лист1.C1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</text:p>
                <draw:g>
                  <svg:desc>Лист1.B1:Лист1.B1</svg:desc>
                </draw:g>
              </table:table-cell>
              <table:table-cell office:value-type="string">
                <text:p>our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Лист1.A2:Лист1.A8</svg:desc>
                </draw:g>
              </table:table-cell>
              <table:table-cell office:value-type="float" office:value="0.00000086">
                <text:p>0.00000086</text:p>
                <draw:g>
                  <svg:desc>Лист1.B2:Лист1.B8</svg:desc>
                </draw:g>
              </table:table-cell>
              <table:table-cell office:value-type="float" office:value="0.00000101">
                <text:p>0.00000101</text:p>
                <draw:g>
                  <svg:desc>Лист1.C2:Лист1.C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929">
                <text:p>0.00000929</text:p>
              </table:table-cell>
              <table:table-cell office:value-type="float" office:value="0.00000929">
                <text:p>0.000009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1188">
                <text:p>0.0001188</text:p>
              </table:table-cell>
              <table:table-cell office:value-type="float" office:value="0.00012547">
                <text:p>0.0001254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139052">
                <text:p>0.00139052</text:p>
              </table:table-cell>
              <table:table-cell office:value-type="float" office:value="0.00152371">
                <text:p>0.0015237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6238">
                <text:p>0.006238</text:p>
              </table:table-cell>
              <table:table-cell office:value-type="float" office:value="0.00640066">
                <text:p>0.0064006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7051532">
                <text:p>0.07051532</text:p>
              </table:table-cell>
              <table:table-cell office:value-type="float" office:value="0.0766278">
                <text:p>0.076627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81192173">
                <text:p>0.81192173</text:p>
              </table:table-cell>
              <table:table-cell office:value-type="float" office:value="0.88521226">
                <text:p>0.88521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